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T1" style:family="text">
      <style:text-properties style:font-name-asian="Arial1" style:font-name-complex="Arial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Soft SRL.</text:p>
      <text:p text:style-name="P1"/>
      <text:p text:style-name="P1">Charter:</text:p>
      <text:p text:style-name="P1"/>
      <text:p text:style-name="P1">Somos el departamento de Proyectos de SmartSoft SRL y debemos diseñar un plan para llevar a cabo la mudanza de la empresa de la locación actual a la nueva.</text:p>
      <text:p text:style-name="P1"/>
      <text:p text:style-name="P1">Objetivo: </text:p>
      <text:p text:style-name="P1">Diseñar y llevar a cabo la mudanza de SmartSoft SRL a un nuevo edificio, con el fin de contar con el mobiliario y los servicios instalados y funcionando al primer lunes de Noviembre.</text:p>
      <text:p text:style-name="P1"/>
      <text:p text:style-name="P1">Requerimientos a satisfacer</text:p>
      <text:list xml:id="list564475190" text:style-name="L1">
        <text:list-item>
          <text:p text:style-name="P3">Planificar el traslado e instalación en el nuevo edificio de : el mobiliario, instalaciones, infraestructura de red, telecomunicaciones y servidores, personal.</text:p>
        </text:list-item>
        <text:list-item>
          <text:p text:style-name="P3">Contratar los servicios relacionados con la mudanza (fletes, <text:span text:style-name="T1">cajas contenedoras, servicios de internet, operarios para instalación de mobiliario, etc.</text:span> )</text:p>
        </text:list-item>
        <text:list-item>
          <text:p text:style-name="P3">No dejar a la empresa sin comunicaciones mas de un día.</text:p>
        </text:list-item>
        <text:list-item>
          <text:p text:style-name="P3">Planificar la distribución de las instalaciones en el nuevo edificio para los 3 pisos disponibles.</text:p>
        </text:list-item>
        <text:list-item>
          <text:p text:style-name="P3">Planificar la redistribución de las instalaciones al conseguir los dos nuevos pisos.</text:p>
        </text:list-item>
      </text:list>
      <text:p text:style-name="P1"/>
      <text:p text:style-name="P1"/>
      <text:p text:style-name="P1">Limitaciones del proyecto</text:p>
      <text:list xml:id="list489914725" text:style-name="L2">
        <text:list-item>
          <text:p text:style-name="P4">No se realizara la compra de nuevo mobiliario / infraestructura.</text:p>
        </text:list-item>
        <text:list-item>
          <text:p text:style-name="P4">Los servicios contratados forman parte del presupuesto del proyecto.</text:p>
        </text:list-item>
        <text:list-item>
          <text:p text:style-name="P4">No se contemplan los daños que puedan sufrir los mobiliarios/infraestructura durante la mudanza.</text:p>
        </text:list-item>
      </text:list>
      <text:p text:style-name="P1"/>
      <text:p text:style-name="P1">Hipótesis y supuestos</text:p>
      <text:list xml:id="list2134149413" text:style-name="L3">
        <text:list-item>
          <text:p text:style-name="P5">La baja de los servicios actuales correrá por cargo del cliente.</text:p>
        </text:list-item>
        <text:list-item>
          <text:p text:style-name="P5">El alta de los nuevos servicios formará parte del presupuesto del proyecto.</text:p>
        </text:list-item>
        <text:list-item>
          <text:p text:style-name="P5">Los servicios a contratar serán elegidos por nosotros.</text:p>
        </text:list-item>
        <text:list-item>
          <text:p text:style-name="P5">La configuración de las telecomunicaciones y los servidores correrá por cuenta del cliente.</text:p>
        </text:list-item>
        <text:list-item>
          <text:p text:style-name="P5">Se supone que el edificio estará acondicionado para realizar la mudanza y las instalaciones necesarias.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19T16:34:24.23</meta:creation-date>
    <dc:date>2011-08-20T10:44:15</dc:date>
    <dc:creator>guido </dc:creator>
    <meta:editing-duration>PT02H24M05S</meta:editing-duration>
    <meta:editing-cycles>15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258" meta:character-count="1618"/>
  </office:meta>
</office:document-meta>
</file>